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U1.setH( long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setF( List &lt; ObjectU1_B &gt;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setK( long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setC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setM( List &lt; ObjectV1_A &gt;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setD( Stri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setB( Stri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setL(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ge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setI( lo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setJ( long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setE( List &lt; ObjectU1_A &gt;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.setG( long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